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8563in"/>
    </style:style>
    <style:style style:name="Table1.B" style:family="table-column">
      <style:table-column-properties style:column-width="4.836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🔁 <text:span text:style-name="Strong_20_Emphasis">How containers communicate in the same custom bridge network:</text:span></text:h>
      <text:h text:style-name="Heading_20_4" text:outline-level="4">🧠 Key idea:</text:h>
      <text:p text:style-name="Text_20_body">Docker sets up an <text:span text:style-name="Strong_20_Emphasis">internal DNS server</text:span> for custom networks. It maps <text:span text:style-name="Strong_20_Emphasis">container names</text:span> to their <text:span text:style-name="Strong_20_Emphasis">IP addresses</text:span>, allowing containers to <text:span text:style-name="Strong_20_Emphasis">discover and connect to each other by name</text:span>.</text:p>
      <text:p text:style-name="Horizontal_20_Line"/>
      <text:h text:style-name="Heading_20_3" text:outline-level="3">🔧 Let’s see it in action:</text:h>
      <text:h text:style-name="Heading_20_4" text:outline-level="4">✅ Step 1: Create a custom bridge network</text:h>
      <text:p text:style-name="Preformatted_20_Text">bash</text:p>
      <text:p text:style-name="Preformatted_20_Text">CopyEdit</text:p>
      <text:p text:style-name="P2"><text:span text:style-name="Source_20_Text">docker network create mynet</text:span></text:p>
      <text:p text:style-name="Text_20_body">This creates a virtual network <text:span text:style-name="Source_20_Text">mynet</text:span> (like a private switch).</text:p>
      <text:p text:style-name="Horizontal_20_Line"/>
      <text:h text:style-name="Heading_20_4" text:outline-level="4">✅ Step 2: Run two containers on this network</text:h>
      <text:p text:style-name="Preformatted_20_Text">bash</text:p>
      <text:p text:style-name="Preformatted_20_Text">CopyEdit</text:p>
      <text:p text:style-name="P1"><text:span text:style-name="Source_20_Text">docker run -dit --name backend --network mynet busybox</text:span></text:p>
      <text:p text:style-name="P3"><text:span text:style-name="Source_20_Text">docker run -dit --name frontend --network mynet busybox</text:span></text:p>
      <text:p text:style-name="Text_20_body">These two containers are now like two computers connected to the same LAN.</text:p>
      <text:p text:style-name="Horizontal_20_Line"/>
      <text:h text:style-name="Heading_20_4" text:outline-level="4">✅ Step 3: Open a shell in the <text:span text:style-name="Source_20_Text">frontend</text:span> container</text:h>
      <text:p text:style-name="Preformatted_20_Text">bash</text:p>
      <text:p text:style-name="Preformatted_20_Text">CopyEdit</text:p>
      <text:p text:style-name="P2"><text:span text:style-name="Source_20_Text">docker exec -it frontend sh</text:span></text:p>
      <text:p text:style-name="Text_20_body">Now you are inside the <text:span text:style-name="Source_20_Text">frontend</text:span> container.</text:p>
      <text:p text:style-name="Horizontal_20_Line"/>
      <text:h text:style-name="Heading_20_4" text:outline-level="4">✅ Step 4: Try to communicate with the <text:span text:style-name="Source_20_Text">backend</text:span> container</text:h>
      <text:p text:style-name="Text_20_body">Inside the <text:span text:style-name="Source_20_Text">frontend</text:span> shell, type:</text:p>
      <text:p text:style-name="Preformatted_20_Text">sh</text:p>
      <text:p text:style-name="Preformatted_20_Text">CopyEdit</text:p>
      <text:p text:style-name="P2"><text:span text:style-name="Source_20_Text">ping backend</text:span></text:p>
      <text:p text:style-name="Text_20_body">🟢 You should see replies like:</text:p>
      <text:p text:style-name="Preformatted_20_Text">python</text:p>
      <text:p text:style-name="Preformatted_20_Text">CopyEdit</text:p>
      <text:p text:style-name="P1"><text:span text:style-name="Source_20_Text">PING backend (172.18.0.2): 56 data bytes</text:span></text:p>
      <text:p text:style-name="P3"><text:span text:style-name="Source_20_Text">64 bytes from 172.18.0.2: seq=0 ttl=64 time=0.092 ms</text:span></text:p>
      <text:p text:style-name="Text_20_body">🚀 This means:</text:p>
      <text:list text:style-name="L1">
        <text:list-item>
          <text:p text:style-name="P4"><text:soft-page-break/>The name <text:span text:style-name="Source_20_Text">backend</text:span> was automatically resolved to the correct IP (172.18.0.2) by Docker’s internal DNS.</text:p>
        </text:list-item>
        <text:list-item>
          <text:p text:style-name="P4">The <text:span text:style-name="Source_20_Text">frontend</text:span> container successfully communicated with <text:span text:style-name="Source_20_Text">backend</text:span>.</text:p>
        </text:list-item>
      </text:list>
      <text:p text:style-name="Horizontal_20_Line"/>
      <text:h text:style-name="Heading_20_3" text:outline-level="3">✅ Summary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1.A1" office:value-type="string">
            <text:p text:style-name="Table_20_Contents">Custom Bridge Network</text:p>
          </table:table-cell>
          <table:table-cell table:style-name="Table1.A1" office:value-type="string">
            <text:p text:style-name="Table_20_Contents">Virtual LAN created by Docker</text:p>
          </table:table-cell>
        </table:table-row>
        <table:table-row>
          <table:table-cell table:style-name="Table1.A1" office:value-type="string">
            <text:p text:style-name="Table_20_Contents">Containers get unique IPs</text:p>
          </table:table-cell>
          <table:table-cell table:style-name="Table1.A1" office:value-type="string">
            <text:p text:style-name="Table_20_Contents">Each container gets a unique IP in the same subnet</text:p>
          </table:table-cell>
        </table:table-row>
        <table:table-row>
          <table:table-cell table:style-name="Table1.A1" office:value-type="string">
            <text:p text:style-name="Table_20_Contents">DNS resolution by Docker</text:p>
          </table:table-cell>
          <table:table-cell table:style-name="Table1.A1" office:value-type="string">
            <text:p text:style-name="Table_20_Contents">Docker maps container names to IPs (like <text:span text:style-name="Source_20_Text">backend → 172.x.x.x</text:span>)</text:p>
          </table:table-cell>
        </table:table-row>
        <table:table-row>
          <table:table-cell table:style-name="Table1.A1" office:value-type="string">
            <text:p text:style-name="Table_20_Contents">Communication</text:p>
          </table:table-cell>
          <table:table-cell table:style-name="Table1.A1" office:value-type="string">
            <text:p text:style-name="Table_20_Contents">Possible using container names (e.g., <text:span text:style-name="Source_20_Text">ping backend</text:span>)</text:p>
          </table:table-cell>
        </table:table-row>
      </table:table>
      <text:p text:style-name="Horizontal_20_Line"/>
      <text:h text:style-name="Heading_20_3" text:outline-level="3">📦 Real-World Use Case:</text:h>
      <text:list text:style-name="L2">
        <text:list-item>
          <text:p text:style-name="P5"><text:span text:style-name="Source_20_Text">frontend</text:span> = web server (e.g. Nginx or React)</text:p>
        </text:list-item>
        <text:list-item>
          <text:p text:style-name="P5"><text:span text:style-name="Source_20_Text">backend</text:span> = API server (e.g. Node.js or Flask)</text:p>
        </text:list-item>
      </text:list>
      <text:p text:style-name="Text_20_body">Frontend calls:</text:p>
      <text:p text:style-name="Preformatted_20_Text">bash</text:p>
      <text:p text:style-name="Preformatted_20_Text">CopyEdit</text:p>
      <text:p text:style-name="P2"><text:span text:style-name="Source_20_Text">curl http://backend:5000/api</text:span></text:p>
      <text:p text:style-name="Text_20_body">Instead of using IP, we use the <text:span text:style-name="Strong_20_Emphasis">service/container name</text:span>, and Docker’s internal DNS resolves i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13:07:20.932640836</meta:creation-date>
    <dc:date>2025-07-29T13:07:56.506724804</dc:date>
    <meta:editing-duration>PT36S</meta:editing-duration>
    <meta:editing-cycles>1</meta:editing-cycles>
    <meta:document-statistic meta:table-count="1" meta:image-count="0" meta:object-count="0" meta:page-count="2" meta:paragraph-count="52" meta:word-count="299" meta:character-count="1763" meta:non-whitespace-character-count="1524"/>
    <meta:generator>LibreOffice/24.2.7.2$Linux_X86_64 LibreOffice_project/420$Build-2</meta:generator>
  </office:meta>
</office:document-meta>
</file>